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Concrete" svg:font-family="'CMU Concret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2" style:family="graphic" style:parent-style-name="standard">
      <style:graphic-properties svg:stroke-width="0.159cm" svg:stroke-color="#000000" draw:marker-start-width="0.437cm" draw:marker-end-width="0.437cm" draw:fill="none" draw:textarea-horizontal-align="justify" draw:textarea-vertical-align="middle" draw:auto-grow-height="false" fo:min-height="3.525cm" fo:min-width="8.983cm" fo:padding-top="0.203cm" fo:padding-bottom="0.203cm" fo:padding-left="0.328cm" fo:padding-right="0.328cm"/>
    </style:style>
    <style:style style:name="gr3" style:family="graphic" style:parent-style-name="standard">
      <style:graphic-properties svg:stroke-width="0.159cm" svg:stroke-color="#000000" draw:marker-start-width="0.437cm" draw:marker-end-width="0.437cm" draw:fill="none" draw:textarea-horizontal-align="justify" draw:textarea-vertical-align="middle" draw:auto-grow-height="false" fo:min-height="3.524cm" fo:min-width="8.983cm" fo:padding-top="0.203cm" fo:padding-bottom="0.203cm" fo:padding-left="0.328cm" fo:padding-right="0.328cm"/>
    </style:style>
    <style:style style:name="gr4" style:family="graphic" style:parent-style-name="standard">
      <style:graphic-properties svg:stroke-width="0.159cm" svg:stroke-color="#000000" draw:marker-start-width="0.437cm" draw:marker-end-width="0.437cm" draw:fill="none" draw:textarea-horizontal-align="justify" draw:textarea-vertical-align="middle" draw:auto-grow-height="false" fo:min-height="3.523cm" fo:min-width="8.983cm" fo:padding-top="0.203cm" fo:padding-bottom="0.203cm" fo:padding-left="0.328cm" fo:padding-right="0.328cm"/>
    </style:style>
    <style:style style:name="gr5" style:family="graphic" style:parent-style-name="objectwithoutfill">
      <style:graphic-properties draw:stroke="solid" draw:stroke-dash="Fine_20_Dotted" svg:stroke-width="0.159cm" draw:marker-start-width="0.437cm" draw:marker-end="Arrow" draw:marker-end-width="0.537cm" draw:fill="none" draw:textarea-vertical-align="middle" fo:padding-top="0.203cm" fo:padding-bottom="0.203cm" fo:padding-left="0.328cm" fo:padding-right="0.328cm"/>
    </style:style>
    <style:style style:name="gr6" style:family="graphic" style:parent-style-name="standard">
      <style:graphic-properties draw:stroke="dash" draw:stroke-dash="Line_20_Style_20_9" svg:stroke-width="0.106cm" svg:stroke-color="#000000" draw:marker-start-width="0.358cm" draw:marker-end-width="0.358cm" draw:fill="none" draw:textarea-horizontal-align="justify" draw:textarea-vertical-align="middle" draw:auto-grow-height="false" fo:min-height="22.349cm" fo:min-width="11.079cm" fo:padding-top="0.177cm" fo:padding-bottom="0.177cm" fo:padding-left="0.302cm" fo:padding-right="0.3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weight="bold"/>
    </style:style>
    <style:style style:name="P3" style:family="paragraph">
      <loext:graphic-properties draw:fill="none"/>
      <style:paragraph-properties fo:text-align="center"/>
      <style:text-properties style:font-name="CMU Concrete" fo:font-size="26pt" fo:font-weight="bold" style:font-size-asian="26pt" style:font-size-complex="26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style:font-name="CMU Concrete" fo:font-size="26pt" fo:font-weight="bold" style:font-size-asian="26pt" style:font-weight-asian="bold" style:font-size-complex="26pt" style:font-weight-complex="bold"/>
    </style:style>
    <style:style style:name="P6" style:family="paragraph">
      <loext:graphic-properties draw:fill="none" draw:fill-color="#ffffff"/>
      <style:text-properties style:font-name="CMU Concrete" fo:font-size="26pt" fo:font-weight="bold"/>
    </style:style>
    <style:style style:name="T1" style:family="text">
      <style:text-properties style:font-name="CMU Concrete" fo:font-size="26pt" style:font-size-asian="26pt" style:font-size-complex="26pt"/>
    </style:style>
    <style:style style:name="T2" style:family="text">
      <style:text-properties style:font-name="CMU Concrete" fo:font-size="26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1.719cm" svg:y1="4.056cm" svg:x2="14.827cm" svg:y2="4.056cm">
            <text:p/>
          </draw:line>
          <draw:line draw:style-name="gr1" draw:text-style-name="P1" draw:layer="layout" svg:x1="19.865cm" svg:y1="6.13cm" svg:x2="19.865cm" svg:y2="9.404cm">
            <text:p/>
          </draw:line>
          <draw:custom-shape draw:style-name="gr2" draw:text-style-name="P3" draw:layer="layout" svg:width="10.075cm" svg:height="4.367cm" svg:x="1.644cm" svg:y="9.513cm">
            <text:p text:style-name="P2"><text:span text:style-name="T1">Definir a próxima</text:span></text:p>
            <text:p text:style-name="P2"><text:span text:style-name="T1">pergunta a partir </text:span></text:p>
            <text:p text:style-name="P2"><text:span text:style-name="T1">da resposta</text:span></text:p>
            <draw:enhanced-geometry svg:viewBox="0 0 21600 21600" draw:path-stretchpoint-x="10800" draw:path-stretchpoint-y="10800" draw:text-areas="?f3 ?f4 ?f5 ?f6" draw:type="round-rectangle" draw:modifiers="3682.97695084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" draw:text-style-name="P1" draw:layer="layout" svg:x1="14.784cm" svg:y1="11.696cm" svg:x2="11.676cm" svg:y2="11.696cm">
            <text:p/>
          </draw:line>
          <draw:custom-shape draw:style-name="gr3" draw:text-style-name="P3" draw:layer="layout" svg:width="10.075cm" svg:height="4.366cm" svg:x="1.644cm" svg:y="1.764cm">
            <text:p text:style-name="P2"><text:span text:style-name="T1">Pegar pergunta do </text:span></text:p>
            <text:p text:style-name="P2"><text:span text:style-name="T1">banco de dados</text:span></text:p>
            <draw:enhanced-geometry svg:viewBox="0 0 21600 21600" draw:path-stretchpoint-x="10800" draw:path-stretchpoint-y="10800" draw:text-areas="?f3 ?f4 ?f5 ?f6" draw:type="round-rectangle" draw:modifiers="3682.97695084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5" draw:layer="layout" svg:width="10.075cm" svg:height="4.366cm" svg:x="14.721cm" svg:y="1.765cm">
            <text:p text:style-name="P4"><text:span text:style-name="T1">Exibir </text:span><text:span text:style-name="T1">pergu</text:span><text:span text:style-name="T1">nta</text:span></text:p>
            <draw:enhanced-geometry svg:viewBox="0 0 21600 21600" draw:path-stretchpoint-x="10800" draw:path-stretchpoint-y="10800" draw:text-areas="?f3 ?f4 ?f5 ?f6" draw:type="round-rectangle" draw:modifiers="3682.97695084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3" draw:layer="layout" svg:width="10.075cm" svg:height="4.367cm" svg:x="14.828cm" svg:y="9.514cm">
            <text:p text:style-name="P2"><text:span text:style-name="T1">Esperar resposta</text:span></text:p>
            <text:p text:style-name="P2"><text:span text:style-name="T1">do usuário</text:span></text:p>
            <draw:enhanced-geometry svg:viewBox="0 0 21600 21600" draw:path-stretchpoint-x="10800" draw:path-stretchpoint-y="10800" draw:text-areas="?f3 ?f4 ?f5 ?f6" draw:type="round-rectangle" draw:modifiers="3682.97695084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" draw:text-style-name="P1" draw:layer="layout" svg:x1="6.788cm" svg:y1="9.36cm" svg:x2="6.788cm" svg:y2="6.086cm">
            <text:p/>
          </draw:line>
          <draw:custom-shape draw:style-name="gr4" draw:text-style-name="P3" draw:layer="layout" svg:width="10.075cm" svg:height="4.365cm" svg:x="14.829cm" svg:y="17.702cm">
            <text:p text:style-name="P2"><text:span text:style-name="T1">Exibir tela final</text:span></text:p>
            <draw:enhanced-geometry svg:viewBox="0 0 21600 21600" draw:path-stretchpoint-x="10800" draw:path-stretchpoint-y="10800" draw:text-areas="?f3 ?f4 ?f5 ?f6" draw:type="round-rectangle" draw:modifiers="3682.97695084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3" draw:layer="layout" svg:width="10.075cm" svg:height="4.365cm" svg:x="1.645cm" svg:y="17.701cm">
            <text:p text:style-name="P2"><text:span text:style-name="T1">Verificar se é a</text:span></text:p>
            <text:p text:style-name="P2"><text:span text:style-name="T1">última pergunta</text:span></text:p>
            <draw:enhanced-geometry svg:viewBox="0 0 21600 21600" draw:path-stretchpoint-x="10800" draw:path-stretchpoint-y="10800" draw:text-areas="?f3 ?f4 ?f5 ?f6" draw:type="round-rectangle" draw:modifiers="3682.9769508469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" draw:layer="layout" svg:x1="6.788cm" svg:y1="13.879cm" svg:x2="6.788cm" svg:y2="17.59cm">
            <text:p/>
          </draw:line>
          <draw:line draw:style-name="gr1" draw:text-style-name="P1" draw:layer="layout" svg:x1="11.783cm" svg:y1="19.992cm" svg:x2="14.891cm" svg:y2="19.992cm">
            <text:p/>
          </draw:line>
          <draw:custom-shape draw:style-name="gr6" draw:text-style-name="P1" draw:layer="layout" svg:width="11.683cm" svg:height="22.703cm" svg:x="1cm" svg:y="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1.683cm" svg:height="22.703cm" svg:x="13.648cm" svg:y="1cm">
            <text:p/>
            <draw:enhanced-geometry svg:viewBox="0 0 21600 21600" draw:type="rectangle" draw:enhanced-path="M 0 0 L 21600 0 21600 21600 0 21600 0 0 Z N"/>
          </draw:custom-shape>
          <draw:frame draw:style-name="gr7" draw:text-style-name="P6" draw:layer="layout" svg:width="6.002cm" svg:height="2.455cm" svg:x="4.43cm" svg:y="24.139cm">
            <draw:text-box>
              <text:p><text:span text:style-name="T2">Controle</text:span></text:p>
            </draw:text-box>
          </draw:frame>
          <draw:frame draw:style-name="gr7" draw:text-style-name="P6" draw:layer="layout" svg:width="6.002cm" svg:height="2.455cm" svg:x="17.614cm" svg:y="24.248cm">
            <draw:text-box>
              <text:p><text:span text:style-name="T2">Exibição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Concrete" svg:font-family="'CMU Concret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5cm" fo:page-height="2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4T23:16:32.998157565</meta:creation-date>
    <meta:editing-duration>PT10M50S</meta:editing-duration>
    <meta:editing-cycles>6</meta:editing-cycles>
    <meta:generator>LibreOffice/5.4.0.3$Linux_X86_64 LibreOffice_project/40m0$Build-3</meta:generator>
    <dc:date>2017-08-04T23:27:22.884264223</dc:date>
    <meta:document-statistic meta:object-count="17"/>
  </office:meta>
</office:document-meta>
</file>